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Text_20_body" style:list-style-name="L2">
      <style:paragraph-properties fo:margin-top="0in" fo:margin-bottom="0in"/>
    </style:style>
    <style:style style:name="P11" style:family="paragraph" style:parent-style-name="Text_20_body" style:list-style-name="L3">
      <style:paragraph-properties fo:margin-top="0in" fo:margin-bottom="0in"/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Text_20_body" style:list-style-name="L6">
      <style:paragraph-properties fo:margin-top="0in" fo:margin-bottom="0in"/>
    </style:style>
    <style:style style:name="P15" style:family="paragraph" style:parent-style-name="Text_20_body" style:list-style-name="L7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писок вопросов для проверки на знания, и умения использовать, по категориям</text:p>
      <text:p text:style-name="Standard">ChatGPT</text:p>
      <text:p text:style-name="P1">ChatGPT</text:p>
      <text:p text:style-name="Text_20_body">Конечно, вот список вопросов для проверки знаний и умений использования PHP, разделенный по категориям:</text:p>
      <text:h text:style-name="Heading_20_3" text:outline-level="3">Основы PHP:</text:h>
      <text:list xml:id="list1409186692253622320" text:style-name="L1">
        <text:list-item>
          <text:p text:style-name="P9">Какие теги используются для встраивания PHP-кода в HTML?</text:p>
        </text:list-item>
        <text:list-item>
          <text:p text:style-name="P9">Как объявить переменную в PHP?</text:p>
        </text:list-item>
        <text:list-item>
          <text:p text:style-name="P9">Что такое константа в PHP и как ее объявить?</text:p>
        </text:list-item>
        <text:list-item>
          <text:p text:style-name="P9">Какие основные типы данных поддерживает PHP?</text:p>
        </text:list-item>
        <text:list-item>
          <text:p text:style-name="P9">Какие операторы используются для сравнения переменных в PHP?</text:p>
        </text:list-item>
        <text:list-item>
          <text:p text:style-name="P9">Что такое условные операторы в PHP и как они используются?</text:p>
        </text:list-item>
        <text:list-item>
          <text:p text:style-name="P2">Какие циклы поддерживаются в PHP, и как их использовать?</text:p>
        </text:list-item>
      </text:list>
      <text:h text:style-name="Heading_20_3" text:outline-level="3">Работа с формами и данными:</text:h>
      <text:list xml:id="list3672633847521637545" text:style-name="L2">
        <text:list-item>
          <text:p text:style-name="P10">Как получить данные из HTML-формы с помощью PHP?</text:p>
        </text:list-item>
        <text:list-item>
          <text:p text:style-name="P10">Как произвести валидацию данных, введенных пользователем через форму?</text:p>
        </text:list-item>
        <text:list-item>
          <text:p text:style-name="P10">Как предотвратить атаки типа SQL-инъекции при обработке данных из формы?</text:p>
        </text:list-item>
        <text:list-item>
          <text:p text:style-name="P3">Какие функции PHP используются для обработки строк и массивов данных?</text:p>
        </text:list-item>
      </text:list>
      <text:h text:style-name="Heading_20_3" text:outline-level="3">Работа с базами данных:</text:h>
      <text:list xml:id="list2447567671530497476" text:style-name="L3">
        <text:list-item>
          <text:p text:style-name="P11">Как подключиться к базе данных MySQL из PHP?</text:p>
        </text:list-item>
        <text:list-item>
          <text:p text:style-name="P11">Как выполнить SELECT-запрос к базе данных и получить результат в PHP?</text:p>
        </text:list-item>
        <text:list-item>
          <text:p text:style-name="P11">Как обработать ошибки при выполнении SQL-запроса в PHP?</text:p>
        </text:list-item>
        <text:list-item>
          <text:p text:style-name="P4">Как защитить свое приложение от атак SQL-инъекций при работе с базой данных?</text:p>
        </text:list-item>
      </text:list>
      <text:h text:style-name="Heading_20_3" text:outline-level="3">Работа с сессиями и куками:</text:h>
      <text:list xml:id="list5469353742087254210" text:style-name="L4">
        <text:list-item>
          <text:p text:style-name="P12">Как создать сессию в PHP?</text:p>
        </text:list-item>
        <text:list-item>
          <text:p text:style-name="P12">Как установить и получить куки в PHP?</text:p>
        </text:list-item>
        <text:list-item>
          <text:p text:style-name="P12">Какие параметры куков можно устанавливать, и как они влияют на их безопасность?</text:p>
        </text:list-item>
        <text:list-item>
          <text:p text:style-name="P5">Как завершить сессию пользователя и удалить куки в PHP?</text:p>
        </text:list-item>
      </text:list>
      <text:h text:style-name="Heading_20_3" text:outline-level="3">ООП в PHP:</text:h>
      <text:list xml:id="list7026081467245251889" text:style-name="L5">
        <text:list-item>
          <text:p text:style-name="P13">Что такое класс и объект в PHP?</text:p>
        </text:list-item>
        <text:list-item>
          <text:p text:style-name="P13">Как объявить класс в PHP?</text:p>
        </text:list-item>
        <text:list-item>
          <text:p text:style-name="P13">Что такое конструктор и деструктор класса?</text:p>
        </text:list-item>
        <text:list-item>
          <text:p text:style-name="P6">Какие преимущества использования наследования в PHP?</text:p>
        </text:list-item>
      </text:list>
      <text:h text:style-name="Heading_20_3" text:outline-level="3">Безопасность веб-приложений:</text:h>
      <text:list xml:id="list4958456999623231287" text:style-name="L6">
        <text:list-item>
          <text:p text:style-name="P14">Что такое XSS и как предотвратить его в PHP-приложении?</text:p>
        </text:list-item>
        <text:list-item>
          <text:p text:style-name="P14">Что такое CSRF и как защитить свое приложение от этой атаки?</text:p>
        </text:list-item>
        <text:list-item>
          <text:p text:style-name="P14">Какие функции PHP можно использовать для безопасной обработки пользовательского ввода?</text:p>
        </text:list-item>
        <text:list-item>
          <text:p text:style-name="P7">Какие меры безопасности следует предпринять при работе с файлами и директориями в PHP?</text:p>
        </text:list-item>
      </text:list>
      <text:h text:style-name="Heading_20_3" text:outline-level="3"><text:soft-page-break/>Продвинутые концепции:</text:h>
      <text:list xml:id="list7650656676468657410" text:style-name="L7">
        <text:list-item>
          <text:p text:style-name="P15">Какие магические методы классов существуют в PHP, и для чего они используются?</text:p>
        </text:list-item>
        <text:list-item>
          <text:p text:style-name="P15">Какие абстрактные классы и интерфейсы в PHP?</text:p>
        </text:list-item>
        <text:list-item>
          <text:p text:style-name="P15">Как использовать пространства имен (namespaces) в PHP для организации кода?</text:p>
        </text:list-item>
        <text:list-item>
          <text:p text:style-name="P8">Какие практики и инструменты могут использоваться для отладки и профилирования PHP-приложений?</text:p>
        </text:list-item>
      </text:list>
      <text:p text:style-name="Text_20_body">Эти вопросы помогут оценить знания и умения использования PHP в различных аспектах разработки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1:26:55.75</dc:date>
    <meta:document-statistic meta:table-count="0" meta:image-count="0" meta:object-count="0" meta:page-count="2" meta:paragraph-count="43" meta:word-count="365" meta:character-count="2286"/>
    <dc:creator>Dima Wide</dc:creator>
    <meta:user-defined meta:name="Info 1"/>
    <meta:user-defined meta:name="Info 2"/>
    <meta:user-defined meta:name="Info 3"/>
    <meta:user-defined meta:name="Info 4"/>
  </office:meta>
</office:document-meta>
</file>